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1.6047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5563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1.3783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1st_20_-_20__25_">
      <style:table-properties table:display="true" style:writing-mode="lr-tb"/>
    </style:style>
    <style:style style:name="ta2" style:family="table" style:master-page-name="PageStyle_5f_1st_20_-_20__23_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60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61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6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italic" fo:text-shadow="none" style:text-underline-style="none" fo:font-weight="normal" style:font-size-asian="11pt" style:font-style-asian="italic" style:font-weight-asian="normal" style:font-name-complex="Helvetica Neue" style:font-size-complex="11pt" style:font-style-complex="italic" style:font-weight-complex="normal"/>
    </style:style>
    <style:style style:name="ce63" style:family="table-cell" style:parent-style-name="Normal">
      <style:table-cell-properties style:rotation-align="none"/>
    </style:style>
    <style:style style:name="ce64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66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67" style:family="table-cell" style:parent-style-name="Normal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8" style:family="table-cell" style:parent-style-name="Normal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69" style:family="table-cell" style:parent-style-name="Normal" style:data-style-name="N1">
      <style:table-cell-properties fo:background-color="#f2f2f2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0" style:family="table-cell" style:parent-style-name="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1" style:family="table-cell" style:parent-style-name="Normal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72" style:family="table-cell" style:parent-style-name="Normal">
      <style:table-cell-properties style:rotation-align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3" style:family="table-cell" style:parent-style-name="Normal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4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5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76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7" style:family="table-cell" style:parent-style-name="Normal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78" style:family="table-cell" style:parent-style-name="Normal">
      <style:table-cell-properties fo:border-bottom="0.74pt solid #000000" fo:background-color="#f2f2f2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79" style:family="table-cell" style:parent-style-name="Normal" style:data-style-name="N1">
      <style:table-cell-properties fo:border-bottom="0.74pt solid #000000" fo:background-color="#f2f2f2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0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1" style:family="table-cell" style:parent-style-name="Normal" style:data-style-name="N10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22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3" style:family="table-cell" style:parent-style-name="Normal" style:data-style-name="N10">
      <style:table-cell-properties fo:border-bottom="0.74pt solid #000000" fo:background-color="#f2f2f2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4" style:family="table-cell" style:parent-style-name="Normal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5" style:family="table-cell" style:parent-style-name="Normal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26" style:family="table-cell" style:parent-style-name="Normal" style:data-style-name="N10">
      <style:table-cell-properties style:rotation-align="none"/>
    </style:style>
    <style:style style:name="ce27" style:family="table-cell" style:parent-style-name="Normal" style:data-style-name="N10">
      <style:table-cell-properties fo:border-bottom="0.74pt solid #000000" fo:background-color="#f2f2f2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8" style:family="table-cell" style:parent-style-name="Normal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89" style:family="table-cell" style:parent-style-name="Normal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0" style:family="table-cell" style:parent-style-name="Normal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1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2" style:family="table-cell" style:parent-style-name="Normal" style:data-style-name="N1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33" style:family="table-cell" style:parent-style-name="Normal" style:data-style-name="N10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34" style:family="table-cell" style:parent-style-name="Normal" style:data-style-name="N10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5" style:family="table-cell" style:parent-style-name="Normal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</style:style>
    <style:style style:name="ce96" style:family="table-cell" style:parent-style-name="Normal" style:data-style-name="N164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97" style:family="table-cell" style:parent-style-name="Normal" style:data-style-name="N164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st - %" table:style-name="ta1">
        <office:forms form:automatic-focus="false" form:apply-design-mode="false"/>
        <table:table-column table:style-name="co1" table:default-cell-style-name="ce67"/>
        <table:table-column table:style-name="co1" table:default-cell-style-name="ce63"/>
        <table:table-column table:style-name="co2" table:default-cell-style-name="ce77"/>
        <table:table-column table:style-name="co3" table:default-cell-style-name="ce21"/>
        <table:table-column table:style-name="co3" table:number-columns-repeated="2" table:default-cell-style-name="ce26"/>
        <table:table-column table:style-name="co4" table:number-columns-repeated="8" table:default-cell-style-name="ce32"/>
        <table:table-column table:style-name="co5" table:default-cell-style-name="ce32"/>
        <table:table-column table:style-name="co4" table:number-columns-repeated="2" table:default-cell-style-name="ce32"/>
        <table:table-column table:style-name="co6" table:default-cell-style-name="ce32"/>
        <table:table-column table:style-name="co4" table:number-columns-repeated="3" table:default-cell-style-name="ce32"/>
        <table:table-column table:style-name="co4" table:default-cell-style-name="Default"/>
        <table:table-column table:style-name="co7" table:number-columns-repeated="42" table:default-cell-style-name="Default"/>
        <table:table-row table:style-name="ro1">
          <table:table-cell table:style-name="ce60" office:value-type="string" calcext:value-type="string">
            <text:p>Tutor Student Scores</text:p>
          </table:table-cell>
          <table:table-cell table:style-name="Default" table:number-columns-repeated="20"/>
          <table:table-cell table:number-columns-repeated="43"/>
        </table:table-row>
        <table:table-row table:style-name="ro2">
          <table:table-cell table:style-name="ce61" office:value-type="string" calcext:value-type="string">
            <text:p>PHYS135B</text:p>
          </table:table-cell>
          <table:table-cell table:style-name="Default" table:number-columns-repeated="20"/>
          <table:table-cell table:number-columns-repeated="43"/>
        </table:table-row>
        <table:table-row table:style-name="ro3">
          <table:table-cell table:style-name="ce62" office:value-type="string" calcext:value-type="string">
            <text:p>Exported 03/14/2022</text:p>
          </table:table-cell>
          <table:table-cell table:style-name="Default" table:number-columns-repeated="20"/>
          <table:table-cell table:number-columns-repeated="43"/>
        </table:table-row>
        <table:table-row table:style-name="ro3">
          <table:table-cell table:style-name="ce63"/>
          <table:table-cell table:style-name="Default" table:number-columns-repeated="20"/>
          <table:table-cell table:number-columns-repeated="43"/>
        </table:table-row>
        <table:table-row table:style-name="ro2">
          <table:table-cell table:style-name="ce61" office:value-type="string" calcext:value-type="string">
            <text:p>Note: Add Aaron Martinez scores</text:p>
          </table:table-cell>
          <table:table-cell table:style-name="Default" table:number-columns-repeated="20"/>
          <table:table-cell table:number-columns-repeated="43"/>
        </table:table-row>
        <table:table-row table:style-name="ro3">
          <table:table-cell table:style-name="ce63"/>
          <table:table-cell table:style-name="Default" table:number-columns-repeated="20"/>
          <table:table-cell table:number-columns-repeated="43"/>
        </table:table-row>
        <table:table-row table:style-name="ro4">
          <table:table-cell table:style-name="ce63"/>
          <table:table-cell/>
          <table:table-cell table:style-name="ce63"/>
          <table:table-cell table:style-name="ce73" office:value-type="string" calcext:value-type="string" table:number-columns-spanned="3" table:number-rows-spanned="2">
            <text:p>Averages</text:p>
          </table:table-cell>
          <table:covered-table-cell table:number-columns-repeated="2" table:style-name="ce73"/>
          <table:table-cell table:style-name="ce89" office:value-type="string" calcext:value-type="string">
            <text:p>Homework 4</text:p>
          </table:table-cell>
          <table:table-cell table:style-name="ce89" office:value-type="string" calcext:value-type="string">
            <text:p>Reading 4</text:p>
          </table:table-cell>
          <table:table-cell table:style-name="ce89" office:value-type="string" calcext:value-type="string">
            <text:p>Homework 3</text:p>
          </table:table-cell>
          <table:table-cell table:style-name="ce89" office:value-type="string" calcext:value-type="string">
            <text:p>Reading 3</text:p>
          </table:table-cell>
          <table:table-cell table:style-name="ce89" office:value-type="string" calcext:value-type="string">
            <text:p>Homework 2</text:p>
          </table:table-cell>
          <table:table-cell table:style-name="ce89" office:value-type="string" calcext:value-type="string">
            <text:p>Reading 2</text:p>
          </table:table-cell>
          <table:table-cell table:style-name="ce89" office:value-type="string" calcext:value-type="string">
            <text:p>Homework 1</text:p>
          </table:table-cell>
          <table:table-cell table:style-name="ce89" office:value-type="string" calcext:value-type="string">
            <text:p>Reading 1</text:p>
          </table:table-cell>
          <table:table-cell table:style-name="ce89" office:value-type="string" calcext:value-type="string">
            <text:p>Error Analysis Lab</text:p>
          </table:table-cell>
          <table:table-cell table:style-name="ce89" office:value-type="string" calcext:value-type="string">
            <text:p>Pivot Lab 1</text:p>
          </table:table-cell>
          <table:table-cell table:style-name="ce89" office:value-type="string" calcext:value-type="string">
            <text:p>Pivot Lab 2</text:p>
          </table:table-cell>
          <table:table-cell table:style-name="ce89" office:value-type="string" calcext:value-type="string">
            <text:p>Midterm</text:p>
          </table:table-cell>
          <table:table-cell table:style-name="ce89" office:value-type="string" calcext:value-type="string">
            <text:p>Pivot Lab 3</text:p>
          </table:table-cell>
          <table:table-cell table:style-name="ce89" office:value-type="string" calcext:value-type="string">
            <text:p>Final Project Proposal</text:p>
          </table:table-cell>
          <table:table-cell table:style-name="ce89" office:value-type="string" calcext:value-type="string">
            <text:p>Final Project Presentation</text:p>
          </table:table-cell>
          <table:table-cell table:number-columns-repeated="43"/>
        </table:table-row>
        <table:table-row table:style-name="ro5">
          <table:table-cell table:style-name="ce63"/>
          <table:table-cell/>
          <table:table-cell table:style-name="ce63"/>
          <table:covered-table-cell table:number-columns-repeated="3" table:style-name="ce73"/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5/2022</text:p>
          </table:table-cell>
          <table:table-cell table:number-columns-repeated="2" table:style-name="ce90" office:value-type="string" calcext:value-type="string">
            <text:p>Due 2/26/2022</text:p>
          </table:table-cell>
          <table:table-cell table:style-name="ce90" office:value-type="string" calcext:value-type="string">
            <text:p>Due 2/19/2022</text:p>
          </table:table-cell>
          <table:table-cell table:style-name="ce90" office:value-type="string" calcext:value-type="string">
            <text:p>Due 2/15/2022</text:p>
          </table:table-cell>
          <table:table-cell table:style-name="ce90" office:value-type="string" calcext:value-type="string">
            <text:p>Due 2/12/2022</text:p>
          </table:table-cell>
          <table:table-cell table:style-name="ce90" office:value-type="string" calcext:value-type="string">
            <text:p>Due 2/5/2022</text:p>
          </table:table-cell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7/2022</text:p>
          </table:table-cell>
          <table:table-cell table:number-columns-repeated="2" table:style-name="ce90" office:value-type="string" calcext:value-type="string">
            <text:p>Due 4/8/2022</text:p>
          </table:table-cell>
          <table:table-cell table:number-columns-repeated="2" table:style-name="ce90" office:value-type="string" calcext:value-type="string">
            <text:p>Due 4/16/2022</text:p>
          </table:table-cell>
          <table:table-cell table:style-name="ce90" office:value-type="string" calcext:value-type="string">
            <text:p>Due 5/10/2022</text:p>
          </table:table-cell>
          <table:table-cell table:number-columns-repeated="43"/>
        </table:table-row>
        <table:table-row table:style-name="ro5">
          <table:table-cell table:style-name="ce64"/>
          <table:table-cell table:style-name="ce71"/>
          <table:table-cell table:style-name="ce75"/>
          <table:table-cell table:style-name="ce20" office:value-type="string" calcext:value-type="string" table:number-columns-spanned="1" table:number-rows-spanned="2">
            <text:p>Course Average*</text:p>
          </table:table-cell>
          <table:table-cell table:style-name="ce24" office:value-type="string" calcext:value-type="string" table:number-columns-spanned="1" table:number-rows-spanned="2">
            <text:p>Homework Averages</text:p>
          </table:table-cell>
          <table:table-cell table:style-name="ce38" office:value-type="string" calcext:value-type="string" table:number-columns-spanned="1" table:number-rows-spanned="2">
            <text:p>Reading Averages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number-columns-repeated="43"/>
        </table:table-row>
        <table:table-row table:style-name="ro5">
          <table:table-cell table:style-name="ce66" office:value-type="string" calcext:value-type="string">
            <text:p>First Name</text:p>
          </table:table-cell>
          <table:table-cell table:style-name="ce72" office:value-type="string" calcext:value-type="string">
            <text:p>Last Name</text:p>
          </table:table-cell>
          <table:table-cell table:style-name="ce76" office:value-type="string" calcext:value-type="string">
            <text:p>Student ID</text:p>
          </table:table-cell>
          <table:covered-table-cell table:style-name="ce20"/>
          <table:covered-table-cell table:style-name="ce25"/>
          <table:covered-table-cell table:style-name="ce38"/>
          <table:covered-table-cell table:number-columns-repeated="15" table:style-name="ce41"/>
          <table:table-cell table:style-name="ce63"/>
          <table:table-cell table:number-columns-repeated="42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IFERROR(SUM(0.5*[.E11];0.5*[.F11]);0)" office:value-type="percentage" office:value="0.945314608636977" calcext:value-type="percentage">
            <text:p>95%</text:p>
          </table:table-cell>
          <table:table-cell table:formula="of:=IFERROR(AVERAGE([.G11];[.I11];[.K11];[.M11]);0)" office:value-type="percentage" office:value="0.914102564102564" calcext:value-type="percentage">
            <text:p>91%</text:p>
          </table:table-cell>
          <table:table-cell table:formula="of:=IFERROR(AVERAGE([.H11];[.J11];[.L11];[.N11]);0)" office:value-type="percentage" office:value="0.976526653171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26/27" office:value-type="percentage" office:value="0.962962962962963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IFERROR(SUM(0.5*[.E12];0.5*[.F12]);0)" office:value-type="percentage" office:value="0.902250216888375" calcext:value-type="percentage">
            <text:p>90%</text:p>
          </table:table-cell>
          <table:table-cell table:formula="of:=IFERROR(AVERAGE([.G12];[.I12];[.K12];[.M12]);0)" office:value-type="percentage" office:value="0.817948717948718" calcext:value-type="percentage">
            <text:p>82%</text:p>
          </table:table-cell>
          <table:table-cell table:formula="of:=IFERROR(AVERAGE([.H12];[.J12];[.L12];[.N12]);0)" office:value-type="percentage" office:value="0.986551715828032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38461538461538" calcext:value-type="percentage">
            <text:p>74%</text:p>
          </table:table-cell>
          <table:table-cell office:value-type="percentage" office:value="0.984210526315789" calcext:value-type="percentage">
            <text:p>98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81" office:value-type="percentage" office:value="0.81" calcext:value-type="percentage">
            <text:p>81%</text:p>
          </table:table-cell>
          <table:table-cell office:value-type="percentage" office:value="0" calcext:value-type="percentage">
            <text:p>0%</text:p>
          </table:table-cell>
          <table:table-cell table:formula="of:=0.97" office:value-type="percentage" office:value="0.97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IFERROR(SUM(0.5*[.E13];0.5*[.F13]);0)" office:value-type="percentage" office:value="0.902581664497783" calcext:value-type="percentage">
            <text:p>90%</text:p>
          </table:table-cell>
          <table:table-cell table:formula="of:=IFERROR(AVERAGE([.G13];[.I13];[.K13];[.M13]);0)" office:value-type="percentage" office:value="0.863333333333333" calcext:value-type="percentage">
            <text:p>86%</text:p>
          </table:table-cell>
          <table:table-cell table:formula="of:=IFERROR(AVERAGE([.H13];[.J13];[.L13];[.N13]);0)" office:value-type="percentage" office:value="0.941829995662232" calcext:value-type="percentage">
            <text:p>94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86625" calcext:value-type="percentage">
            <text:p>8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586666666666667" calcext:value-type="percentage">
            <text:p>59%</text:p>
          </table:table-cell>
          <table:table-cell office:value-type="percentage" office:value="0.980769230769231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04" office:value-type="percentage" office:value="0.04" calcext:value-type="percentage">
            <text:p>4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IFERROR(SUM(0.5*[.E14];0.5*[.F14]);0)" office:value-type="percentage" office:value="0.958334538268749" calcext:value-type="percentage">
            <text:p>96%</text:p>
          </table:table-cell>
          <table:table-cell table:formula="of:=IFERROR(AVERAGE([.G14];[.I14];[.K14];[.M14]);0)" office:value-type="percentage" office:value="0.947435897435897" calcext:value-type="percentage">
            <text:p>95%</text:p>
          </table:table-cell>
          <table:table-cell table:formula="of:=IFERROR(AVERAGE([.H14];[.J14];[.L14];[.N14]);0)" office:value-type="percentage" office:value="0.9692331791016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857142857143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38461538461538" calcext:value-type="percentage">
            <text:p>94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8947368421053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  <table:table-cell table:formula="of:=0.87" office:value-type="percentage" office:value="0.87" calcext:value-type="percentage">
            <text:p>8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IFERROR(SUM(0.5*[.E15];0.5*[.F15]);0)" office:value-type="percentage" office:value="0.951335670908039" calcext:value-type="percentage">
            <text:p>95%</text:p>
          </table:table-cell>
          <table:table-cell table:formula="of:=IFERROR(AVERAGE([.G15];[.I15];[.K15];[.M15]);0)" office:value-type="percentage" office:value="0.941666666666667" calcext:value-type="percentage">
            <text:p>94%</text:p>
          </table:table-cell>
          <table:table-cell table:formula="of:=IFERROR(AVERAGE([.H15];[.J15];[.L15];[.N15]);0)" office:value-type="percentage" office:value="0.961004675149412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8333333333333" calcext:value-type="percentage">
            <text:p>96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6" office:value-type="percentage" office:value="0.96" calcext:value-type="percentage">
            <text:p>96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IFERROR(SUM(0.5*[.E16];0.5*[.F16]);0)" office:value-type="percentage" office:value="0.639696871111345" calcext:value-type="percentage">
            <text:p>64%</text:p>
          </table:table-cell>
          <table:table-cell table:formula="of:=IFERROR(AVERAGE([.G16];[.I16];[.K16];[.M16]);0)" office:value-type="percentage" office:value="0.312820512820513" calcext:value-type="percentage">
            <text:p>31%</text:p>
          </table:table-cell>
          <table:table-cell table:formula="of:=IFERROR(AVERAGE([.H16];[.J16];[.L16];[.N16]);0)" office:value-type="percentage" office:value="0.966573229402177" calcext:value-type="percentage">
            <text:p>97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72727272727273" calcext:value-type="percentage">
            <text:p>97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67857142857143" calcext:value-type="percentage">
            <text:p>97%</text:p>
          </table:table-cell>
          <table:table-cell office:value-type="percentage" office:value="0.466666666666667" calcext:value-type="percentage">
            <text:p>4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384615384615385" calcext:value-type="percentage">
            <text:p>38%</text:p>
          </table:table-cell>
          <table:table-cell office:value-type="percentage" office:value="0.952631578947369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3" office:value-type="percentage" office:value="0.93" calcext:value-type="percentage">
            <text:p>93%</text:p>
          </table:table-cell>
          <table:table-cell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IFERROR(SUM(0.5*[.E17];0.5*[.F17]);0)" office:value-type="percentage" office:value="0.936276448332369" calcext:value-type="percentage">
            <text:p>94%</text:p>
          </table:table-cell>
          <table:table-cell table:formula="of:=IFERROR(AVERAGE([.G17];[.I17];[.K17];[.M17]);0)" office:value-type="percentage" office:value="0.915448717948718" calcext:value-type="percentage">
            <text:p>92%</text:p>
          </table:table-cell>
          <table:table-cell table:formula="of:=IFERROR(AVERAGE([.H17];[.J17];[.L17];[.N17]);0)" office:value-type="percentage" office:value="0.957104178716021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8925" calcext:value-type="percentage">
            <text:p>89%</text:p>
          </table:table-cell>
          <table:table-cell office:value-type="percentage" office:value="0.89" calcext:value-type="percentage">
            <text:p>89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838461538461539" calcext:value-type="percentage">
            <text:p>84%</text:p>
          </table:table-cell>
          <table:table-cell office:value-type="percentage" office:value="0.957894736842105" calcext:value-type="percentage">
            <text:p>96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81" office:value-type="percentage" office:value="0.81" calcext:value-type="percentage">
            <text:p>81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IFERROR(SUM(0.5*[.E18];0.5*[.F18]);0)" office:value-type="percentage" office:value="0.942978238866397" calcext:value-type="percentage">
            <text:p>94%</text:p>
          </table:table-cell>
          <table:table-cell table:formula="of:=IFERROR(AVERAGE([.G18];[.I18];[.K18];[.M18]);0)" office:value-type="percentage" office:value="0.894871794871795" calcext:value-type="percentage">
            <text:p>89%</text:p>
          </table:table-cell>
          <table:table-cell table:formula="of:=IFERROR(AVERAGE([.H18];[.J18];[.L18];[.N18]);0)" office:value-type="percentage" office:value="0.991084682860999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84210526315789" calcext:value-type="percentage">
            <text:p>98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office:value-type="percentage" office:value="0" calcext:value-type="percentage">
            <text:p>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IFERROR(SUM(0.5*[.E19];0.5*[.F19]);0)" office:value-type="percentage" office:value="0.471156135531136" calcext:value-type="percentage">
            <text:p>47%</text:p>
          </table:table-cell>
          <table:table-cell table:formula="of:=IFERROR(AVERAGE([.G19];[.I19];[.K19];[.M19]);0)" office:value-type="percentage" office:value="0.460897435897436" calcext:value-type="percentage">
            <text:p>46%</text:p>
          </table:table-cell>
          <table:table-cell table:formula="of:=IFERROR(AVERAGE([.H19];[.J19];[.L19];[.N19]);0)" office:value-type="percentage" office:value="0.481414835164835" calcext:value-type="percentage">
            <text:p>48%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4230769230769" calcext:value-type="percentage">
            <text:p>95%</text:p>
          </table:table-cell>
          <table:table-cell office:value-type="percentage" office:value="0.0769230769230769" calcext:value-type="percentage">
            <text:p>8%</text:p>
          </table:table-cell>
          <table:table-cell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04" office:value-type="percentage" office:value="0.04" calcext:value-type="percentage">
            <text:p>4%</text:p>
          </table:table-cell>
          <table:table-cell table:formula="of:=0.3" office:value-type="percentage" office:value="0.3" calcext:value-type="percentage">
            <text:p>3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IFERROR(SUM(0.5*[.E20];0.5*[.F20]);0)" office:value-type="percentage" office:value="0.417113095238095" calcext:value-type="percentage">
            <text:p>42%</text:p>
          </table:table-cell>
          <table:table-cell table:formula="of:=IFERROR(AVERAGE([.G20];[.I20];[.K20];[.M20]);0)" office:value-type="percentage" office:value="0.35" calcext:value-type="percentage">
            <text:p>35%</text:p>
          </table:table-cell>
          <table:table-cell table:formula="of:=IFERROR(AVERAGE([.H20];[.J20];[.L20];[.N20]);0)" office:value-type="percentage" office:value="0.48422619047619" calcext:value-type="percentage">
            <text:p>4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953571428571429" calcext:value-type="percentage">
            <text:p>95%</text:p>
          </table:table-cell>
          <table:table-cell table:number-columns-repeated="4" office:value-type="percentage" office:value="0" calcext:value-type="percentage">
            <text:p>0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5" office:value-type="percentage" office:value="0.5" calcext:value-type="percentage">
            <text:p>5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IFERROR(SUM(0.5*[.E21];0.5*[.F21]);0)" office:value-type="percentage" office:value="0.872770869481396" calcext:value-type="percentage">
            <text:p>87%</text:p>
          </table:table-cell>
          <table:table-cell table:formula="of:=IFERROR(AVERAGE([.G21];[.I21];[.K21];[.M21]);0)" office:value-type="percentage" office:value="0.775641025641026" calcext:value-type="percentage">
            <text:p>78%</text:p>
          </table:table-cell>
          <table:table-cell table:formula="of:=IFERROR(AVERAGE([.H21];[.J21];[.L21];[.N21]);0)" office:value-type="percentage" office:value="0.969900713321766" calcext:value-type="percentage">
            <text:p>97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733333333333333" calcext:value-type="percentage">
            <text:p>7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85" office:value-type="percentage" office:value="0.85" calcext:value-type="percentage">
            <text:p>85%</text:p>
          </table:table-cell>
          <table:table-cell table:formula="of:=0.82" office:value-type="percentage" office:value="0.82" calcext:value-type="percentage">
            <text:p>82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IFERROR(SUM(0.5*[.E22];0.5*[.F22]);0)" office:value-type="percentage" office:value="0.914539654424523" calcext:value-type="percentage">
            <text:p>91%</text:p>
          </table:table-cell>
          <table:table-cell table:formula="of:=IFERROR(AVERAGE([.G22];[.I22];[.K22];[.M22]);0)" office:value-type="percentage" office:value="0.858333333333333" calcext:value-type="percentage">
            <text:p>86%</text:p>
          </table:table-cell>
          <table:table-cell table:formula="of:=IFERROR(AVERAGE([.H22];[.J22];[.L22];[.N22]);0)" office:value-type="percentage" office:value="0.970745975515712" calcext:value-type="percentage">
            <text:p>97%</text:p>
          </table:table-cell>
          <table:table-cell office:value-type="percentage" office:value="0.533333333333333" calcext:value-type="percentage">
            <text:p>53%</text:p>
          </table:table-cell>
          <table:table-cell office:value-type="percentage" office:value="0.97916666666666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1428571428571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7" office:value-type="percentage" office:value="0.97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IFERROR(SUM(0.5*[.E23];0.5*[.F23]);0)" office:value-type="percentage" office:value="0.960395279063042" calcext:value-type="percentage">
            <text:p>96%</text:p>
          </table:table-cell>
          <table:table-cell table:formula="of:=IFERROR(AVERAGE([.G23];[.I23];[.K23];[.M23]);0)" office:value-type="percentage" office:value="0.947435897435897" calcext:value-type="percentage">
            <text:p>95%</text:p>
          </table:table-cell>
          <table:table-cell table:formula="of:=IFERROR(AVERAGE([.H23];[.J23];[.L23];[.N23]);0)" office:value-type="percentage" office:value="0.973354660690187" calcext:value-type="percentage">
            <text:p>97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70833333333333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89" office:value-type="percentage" office:value="0.89" calcext:value-type="percentage">
            <text:p>89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IFERROR(SUM(0.5*[.E24];0.5*[.F24]);0)" office:value-type="percentage" office:value="0.913869409099672" calcext:value-type="percentage">
            <text:p>91%</text:p>
          </table:table-cell>
          <table:table-cell table:formula="of:=IFERROR(AVERAGE([.G24];[.I24];[.K24];[.M24]);0)" office:value-type="percentage" office:value="0.85" calcext:value-type="percentage">
            <text:p>85%</text:p>
          </table:table-cell>
          <table:table-cell table:formula="of:=IFERROR(AVERAGE([.H24];[.J24];[.L24];[.N24]);0)" office:value-type="percentage" office:value="0.977738818199344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82142857142857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8461538461538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.82" office:value-type="percentage" office:value="0.82" calcext:value-type="percentage">
            <text:p>82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IFERROR(SUM(0.5*[.E25];0.5*[.F25]);0)" office:value-type="percentage" office:value="0.981132217563139" calcext:value-type="percentage">
            <text:p>98%</text:p>
          </table:table-cell>
          <table:table-cell table:formula="of:=IFERROR(AVERAGE([.G25];[.I25];[.K25];[.M25]);0)" office:value-type="percentage" office:value="0.983333333333333" calcext:value-type="percentage">
            <text:p>98%</text:p>
          </table:table-cell>
          <table:table-cell table:formula="of:=IFERROR(AVERAGE([.H25];[.J25];[.L25];[.N25]);0)" office:value-type="percentage" office:value="0.978931101792944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5714285714286" calcext:value-type="percentage">
            <text:p>99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85" office:value-type="percentage" office:value="0.85" calcext:value-type="percentage">
            <text:p>85%</text:p>
          </table:table-cell>
          <table:table-cell table:formula="of:=0.92" office:value-type="percentage" office:value="0.92" calcext:value-type="percentage">
            <text:p>92%</text:p>
          </table:table-cell>
          <table:table-cell table:formula="of:=0.9" office:value-type="percentage" office:value="0.9" calcext:value-type="percentage">
            <text:p>9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IFERROR(SUM(0.5*[.E26];0.5*[.F26]);0)" office:value-type="percentage" office:value="0.959159617794486" calcext:value-type="percentage">
            <text:p>96%</text:p>
          </table:table-cell>
          <table:table-cell table:formula="of:=IFERROR(AVERAGE([.G26];[.I26];[.K26];[.M26]);0)" office:value-type="percentage" office:value="0.933333333333333" calcext:value-type="percentage">
            <text:p>93%</text:p>
          </table:table-cell>
          <table:table-cell table:formula="of:=IFERROR(AVERAGE([.H26];[.J26];[.L26];[.N26]);0)" office:value-type="percentage" office:value="0.984985902255639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75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9285714285714" calcext:value-type="percentage">
            <text:p>99%</text:p>
          </table:table-cell>
          <table:table-cell office:value-type="percentage" office:value="0.866666666666667" calcext:value-type="percentage">
            <text:p>87%</text:p>
          </table:table-cell>
          <table:table-cell table:number-columns-repeated="2" office:value-type="percentage" office:value="1" calcext:value-type="percentage">
            <text:p>100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26/27" office:value-type="percentage" office:value="0.962962962962963" calcext:value-type="percentage">
            <text:p>96%</text:p>
          </table:table-cell>
          <table:table-cell table:formula="of:=0.88" office:value-type="percentage" office:value="0.88" calcext:value-type="percentage">
            <text:p>8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IFERROR(SUM(0.5*[.E27];0.5*[.F27]);0)" office:value-type="percentage" office:value="0.885836586658955" calcext:value-type="percentage">
            <text:p>89%</text:p>
          </table:table-cell>
          <table:table-cell table:formula="of:=IFERROR(AVERAGE([.G27];[.I27];[.K27];[.M27]);0)" office:value-type="percentage" office:value="0.800641025641026" calcext:value-type="percentage">
            <text:p>80%</text:p>
          </table:table-cell>
          <table:table-cell table:formula="of:=IFERROR(AVERAGE([.H27];[.J27];[.L27];[.N27]);0)" office:value-type="percentage" office:value="0.971032147676885" calcext:value-type="percentage">
            <text:p>97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960714285714286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6923076923077" calcext:value-type="percentage">
            <text:p>98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63157894736842" calcext:value-type="percentage">
            <text:p>96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89" office:value-type="percentage" office:value="0.89" calcext:value-type="percentage">
            <text:p>89%</text:p>
          </table:table-cell>
          <table:table-cell table:formula="of:=0.88" office:value-type="percentage" office:value="0.88" calcext:value-type="percentage">
            <text:p>8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IFERROR(SUM(0.5*[.E28];0.5*[.F28]);0)" office:value-type="percentage" office:value="0.158333333333333" calcext:value-type="percentage">
            <text:p>16%</text:p>
          </table:table-cell>
          <table:table-cell table:formula="of:=IFERROR(AVERAGE([.G28];[.I28];[.K28];[.M28]);0)" office:value-type="percentage" office:value="0.075" calcext:value-type="percentage">
            <text:p>8%</text:p>
          </table:table-cell>
          <table:table-cell table:formula="of:=IFERROR(AVERAGE([.H28];[.J28];[.L28];[.N28]);0)" office:value-type="percentage" office:value="0.241666666666667" calcext:value-type="percentage">
            <text:p>24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3" calcext:value-type="percentage">
            <text:p>30%</text:p>
          </table:table-cell>
          <table:table-cell table:number-columns-repeated="5"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IFERROR(SUM(0.5*[.E29];0.5*[.F29]);0)" office:value-type="percentage" office:value="0.914986986697513" calcext:value-type="percentage">
            <text:p>91%</text:p>
          </table:table-cell>
          <table:table-cell table:formula="of:=IFERROR(AVERAGE([.G29];[.I29];[.K29];[.M29]);0)" office:value-type="percentage" office:value="0.869871794871795" calcext:value-type="percentage">
            <text:p>87%</text:p>
          </table:table-cell>
          <table:table-cell table:formula="of:=IFERROR(AVERAGE([.H29];[.J29];[.L29];[.N29]);0)" office:value-type="percentage" office:value="0.960102178523231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69230769230769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47368421052632" calcext:value-type="percentage">
            <text:p>95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99" office:value-type="percentage" office:value="0.99" calcext:value-type="percentage">
            <text:p>99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IFERROR(SUM(0.5*[.E30];0.5*[.F30]);0)" office:value-type="percentage" office:value="0.956692211297474" calcext:value-type="percentage">
            <text:p>96%</text:p>
          </table:table-cell>
          <table:table-cell table:formula="of:=IFERROR(AVERAGE([.G30];[.I30];[.K30];[.M30]);0)" office:value-type="percentage" office:value="0.933333333333333" calcext:value-type="percentage">
            <text:p>93%</text:p>
          </table:table-cell>
          <table:table-cell table:formula="of:=IFERROR(AVERAGE([.H30];[.J30];[.L30];[.N30]);0)" office:value-type="percentage" office:value="0.980051089261616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8571428571429" calcext:value-type="percentage">
            <text:p>98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.5" office:value-type="percentage" office:value="0.5" calcext:value-type="percentage">
            <text:p>50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IFERROR(SUM(0.5*[.E31];0.5*[.F31]);0)" office:value-type="percentage" office:value="0.944828417196838" calcext:value-type="percentage">
            <text:p>94%</text:p>
          </table:table-cell>
          <table:table-cell table:formula="of:=IFERROR(AVERAGE([.G31];[.I31];[.K31];[.M31]);0)" office:value-type="percentage" office:value="0.930769230769231" calcext:value-type="percentage">
            <text:p>93%</text:p>
          </table:table-cell>
          <table:table-cell table:formula="of:=IFERROR(AVERAGE([.H31];[.J31];[.L31];[.N31]);0)" office:value-type="percentage" office:value="0.958887603624446" calcext:value-type="percentage">
            <text:p>96%</text:p>
          </table:table-cell>
          <table:table-cell office:value-type="percentage" office:value="0.933333333333333" calcext:value-type="percentage">
            <text:p>93%</text:p>
          </table:table-cell>
          <table:table-cell office:value-type="percentage" office:value="0.966666666666667" calcext:value-type="percentage">
            <text:p>97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57142857142857" calcext:value-type="percentage">
            <text:p>96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53846153846154" calcext:value-type="percentage">
            <text:p>95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57894736842105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IFERROR(SUM(0.5*[.E32];0.5*[.F32]);0)" office:value-type="percentage" office:value="0.836379711297474" calcext:value-type="percentage">
            <text:p>84%</text:p>
          </table:table-cell>
          <table:table-cell table:formula="of:=IFERROR(AVERAGE([.G32];[.I32];[.K32];[.M32]);0)" office:value-type="percentage" office:value="0.708974358974359" calcext:value-type="percentage">
            <text:p>71%</text:p>
          </table:table-cell>
          <table:table-cell table:formula="of:=IFERROR(AVERAGE([.H32];[.J32];[.L32];[.N32]);0)" office:value-type="percentage" office:value="0.96378506362059" calcext:value-type="percentage">
            <text:p>96%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9625" calcext:value-type="percentage">
            <text:p>96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53571428571429" calcext:value-type="percentage">
            <text:p>95%</text:p>
          </table:table-cell>
          <table:table-cell office:value-type="percentage" office:value="0.666666666666667" calcext:value-type="percentage">
            <text:p>67%</text:p>
          </table:table-cell>
          <table:table-cell office:value-type="percentage" office:value="0.965384615384615" calcext:value-type="percentage">
            <text:p>97%</text:p>
          </table:table-cell>
          <table:table-cell office:value-type="percentage" office:value="0.769230769230769" calcext:value-type="percentage">
            <text:p>77%</text:p>
          </table:table-cell>
          <table:table-cell office:value-type="percentage" office:value="0.973684210526316" calcext:value-type="percentage">
            <text:p>97%</text:p>
          </table:table-cell>
          <table:table-cell table:formula="of:=0.75" office:value-type="percentage" office:value="0.75" calcext:value-type="percentage">
            <text:p>75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93" office:value-type="percentage" office:value="0.93" calcext:value-type="percentage">
            <text:p>93%</text:p>
          </table:table-cell>
          <table:table-cell table:formula="of:=0.85" office:value-type="percentage" office:value="0.85" calcext:value-type="percentage">
            <text:p>8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IFERROR(SUM(0.5*[.E33];0.5*[.F33]);0)" office:value-type="percentage" office:value="0.914739372469636" calcext:value-type="percentage">
            <text:p>91%</text:p>
          </table:table-cell>
          <table:table-cell table:formula="of:=IFERROR(AVERAGE([.G33];[.I33];[.K33];[.M33]);0)" office:value-type="percentage" office:value="0.853205128205128" calcext:value-type="percentage">
            <text:p>85%</text:p>
          </table:table-cell>
          <table:table-cell table:formula="of:=IFERROR(AVERAGE([.H33];[.J33];[.L33];[.N33]);0)" office:value-type="percentage" office:value="0.976273616734143" calcext:value-type="percentage">
            <text:p>98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975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73076923076923" calcext:value-type="percentage">
            <text:p>97%</text:p>
          </table:table-cell>
          <table:table-cell office:value-type="percentage" office:value="0.846153846153846" calcext:value-type="percentage">
            <text:p>85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22" office:value-type="percentage" office:value="0.22" calcext:value-type="percentage">
            <text:p>22%</text:p>
          </table:table-cell>
          <table:table-cell table:formula="of:=0.52" office:value-type="percentage" office:value="0.52" calcext:value-type="percentage">
            <text:p>52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" office:value-type="percentage" office:value="0" calcext:value-type="percentage">
            <text:p>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IFERROR(SUM(0.5*[.E34];0.5*[.F34]);0)" office:value-type="percentage" office:value="0.936437246963563" calcext:value-type="percentage">
            <text:p>94%</text:p>
          </table:table-cell>
          <table:table-cell table:formula="of:=IFERROR(AVERAGE([.G34];[.I34];[.K34];[.M34]);0)" office:value-type="percentage" office:value="0.88974358974359" calcext:value-type="percentage">
            <text:p>89%</text:p>
          </table:table-cell>
          <table:table-cell table:formula="of:=IFERROR(AVERAGE([.H34];[.J34];[.L34];[.N34]);0)" office:value-type="percentage" office:value="0.983130904183536" calcext:value-type="percentage">
            <text:p>98%</text:p>
          </table:table-cell>
          <table:table-cell office:value-type="percentage" office:value="0.866666666666667" calcext:value-type="percentage">
            <text:p>87%</text:p>
          </table:table-cell>
          <table:table-cell office:value-type="percentage" office:value="0.983333333333333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84615384615385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6153846153846" calcext:value-type="percentage">
            <text:p>100%</text:p>
          </table:table-cell>
          <table:table-cell office:value-type="percentage" office:value="0.692307692307692" calcext:value-type="percentage">
            <text:p>69%</text:p>
          </table:table-cell>
          <table:table-cell office:value-type="percentage" office:value="0.968421052631579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IFERROR(SUM(0.5*[.E35];0.5*[.F35]);0)" office:value-type="percentage" office:value="0.980627650857914" calcext:value-type="percentage">
            <text:p>98%</text:p>
          </table:table-cell>
          <table:table-cell table:formula="of:=IFERROR(AVERAGE([.G35];[.I35];[.K35];[.M35]);0)" office:value-type="percentage" office:value="0.980769230769231" calcext:value-type="percentage">
            <text:p>98%</text:p>
          </table:table-cell>
          <table:table-cell table:formula="of:=IFERROR(AVERAGE([.H35];[.J35];[.L35];[.N35]);0)" office:value-type="percentage" office:value="0.980486070946597" calcext:value-type="percentage">
            <text:p>98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1666666666667" calcext:value-type="percentage">
            <text:p>99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64285714285714" calcext:value-type="percentage">
            <text:p>96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.992307692307692" calcext:value-type="percentage">
            <text:p>99%</text:p>
          </table:table-cell>
          <table:table-cell office:value-type="percentage" office:value="0.923076923076923" calcext:value-type="percentage">
            <text:p>92%</text:p>
          </table:table-cell>
          <table:table-cell office:value-type="percentage" office:value="0.973684210526316" calcext:value-type="percentage">
            <text:p>97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0.96" office:value-type="percentage" office:value="0.96" calcext:value-type="percentage">
            <text:p>96%</text:p>
          </table:table-cell>
          <table:table-cell table:formula="of:=0.98" office:value-type="percentage" office:value="0.98" calcext:value-type="percentage">
            <text:p>98%</text:p>
          </table:table-cell>
          <table:table-cell table:formula="of:=0.95" office:value-type="percentage" office:value="0.95" calcext:value-type="percentage">
            <text:p>95%</text:p>
          </table:table-cell>
          <table:table-cell table:formula="of:=0" office:value-type="percentage" office:value="0" calcext:value-type="percentage">
            <text:p>0%</text:p>
          </table:table-cell>
          <table:table-cell table:formula="of:=1" office:value-type="percentage" office:value="1" calcext:value-type="percentage">
            <text:p>100%</text:p>
          </table:table-cell>
          <table:table-cell table:formula="of:=1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>
          <table:table-cell table:style-name="ce68" office:value-type="string" calcext:value-type="string" table:number-columns-spanned="3" table:number-rows-spanned="1">
            <text:p>Class Average</text:p>
          </table:table-cell>
          <table:covered-table-cell table:style-name="ce73"/>
          <table:covered-table-cell table:style-name="ce78"/>
          <table:table-cell table:style-name="ce22" table:formula="of:=IFERROR(AVERAGEIF([.D11:.D35];&quot;&lt;&gt;#N/A&quot;);0)" office:value-type="percentage" office:value="0.847910642099129" calcext:value-type="percentage">
            <text:p>85%</text:p>
          </table:table-cell>
          <table:table-cell table:style-name="ce22" table:formula="of:=IFERROR(AVERAGEIF([.E11:.E35];&quot;&lt;&gt;#N/A&quot;);0)" office:value-type="percentage" office:value="0.79235641025641" calcext:value-type="percentage">
            <text:p>79%</text:p>
          </table:table-cell>
          <table:table-cell table:style-name="ce22" table:formula="of:=IFERROR(AVERAGEIF([.F11:.F35];&quot;&lt;&gt;#N/A&quot;);0)" office:value-type="percentage" office:value="0.903464873941848" calcext:value-type="percentage">
            <text:p>90%</text:p>
          </table:table-cell>
          <table:table-cell table:style-name="ce33" table:formula="of:=IFERROR(AVERAGE([.G11:.G35]);&quot;&quot;)" office:value-type="percentage" office:value="0.762666666666667" calcext:value-type="percentage">
            <text:p>76%</text:p>
          </table:table-cell>
          <table:table-cell table:style-name="ce33" table:formula="of:=IFERROR(AVERAGE([.H11:.H35]);&quot;&quot;)" office:value-type="percentage" office:value="0.930759090909091" calcext:value-type="percentage">
            <text:p>93%</text:p>
          </table:table-cell>
          <table:table-cell table:style-name="ce33" table:formula="of:=IFERROR(AVERAGE([.I11:.I35]);&quot;&quot;)" office:value-type="percentage" office:value="0.8436" calcext:value-type="percentage">
            <text:p>84%</text:p>
          </table:table-cell>
          <table:table-cell table:style-name="ce33" table:formula="of:=IFERROR(AVERAGE([.J11:.J35]);&quot;&quot;)" office:value-type="percentage" office:value="0.933384615384616" calcext:value-type="percentage">
            <text:p>93%</text:p>
          </table:table-cell>
          <table:table-cell table:style-name="ce33" table:formula="of:=IFERROR(AVERAGE([.K11:.K35]);&quot;&quot;)" office:value-type="percentage" office:value="0.795466666666667" calcext:value-type="percentage">
            <text:p>80%</text:p>
          </table:table-cell>
          <table:table-cell table:style-name="ce33" table:formula="of:=IFERROR(AVERAGE([.L11:.L35]);&quot;&quot;)" office:value-type="percentage" office:value="0.8994" calcext:value-type="percentage">
            <text:p>90%</text:p>
          </table:table-cell>
          <table:table-cell table:style-name="ce33" table:formula="of:=IFERROR(AVERAGE([.M11:.M35]);&quot;&quot;)" office:value-type="percentage" office:value="0.767692307692308" calcext:value-type="percentage">
            <text:p>77%</text:p>
          </table:table-cell>
          <table:table-cell table:style-name="ce33" table:formula="of:=IFERROR(AVERAGE([.N11:.N35]);&quot;&quot;)" office:value-type="percentage" office:value="0.850315789473684" calcext:value-type="percentage">
            <text:p>85%</text:p>
          </table:table-cell>
          <table:table-cell table:style-name="ce33" table:formula="of:=IFERROR(AVERAGE([.O11:.O35]);&quot;&quot;)" office:value-type="percentage" office:value="0.6524" calcext:value-type="percentage">
            <text:p>65%</text:p>
          </table:table-cell>
          <table:table-cell table:style-name="ce33" table:formula="of:=IFERROR(AVERAGE([.P11:.P35]);&quot;&quot;)" office:value-type="percentage" office:value="0.621837037037037" calcext:value-type="percentage">
            <text:p>62%</text:p>
          </table:table-cell>
          <table:table-cell table:style-name="ce33" table:formula="of:=IFERROR(AVERAGE([.Q11:.Q35]);&quot;&quot;)" office:value-type="percentage" office:value="0.536" calcext:value-type="percentage">
            <text:p>54%</text:p>
          </table:table-cell>
          <table:table-cell table:style-name="ce33" table:formula="of:=IFERROR(AVERAGE([.R11:.R35]);&quot;&quot;)" office:value-type="percentage" office:value="0.914" calcext:value-type="percentage">
            <text:p>91%</text:p>
          </table:table-cell>
          <table:table-cell table:style-name="ce33" table:formula="of:=IFERROR(AVERAGE([.S11:.S35]);&quot;&quot;)" office:value-type="percentage" office:value="0" calcext:value-type="percentage">
            <text:p>0%</text:p>
          </table:table-cell>
          <table:table-cell table:style-name="ce33" table:formula="of:=IFERROR(AVERAGE([.T11:.T35]);&quot;&quot;)" office:value-type="percentage" office:value="0.88" calcext:value-type="percentage">
            <text:p>88%</text:p>
          </table:table-cell>
          <table:table-cell table:style-name="ce33" table:formula="of:=IFERROR(AVERAGE([.U11:.U35]);&quot;&quot;)" office:value-type="percentage" office:value="0.92" calcext:value-type="percentage">
            <text:p>92%</text:p>
          </table:table-cell>
          <table:table-cell table:number-columns-repeated="43"/>
        </table:table-row>
        <table:table-row table:style-name="ro5">
          <table:table-cell table:style-name="ce69" office:value-type="string" calcext:value-type="string" table:number-columns-spanned="3" table:number-rows-spanned="1">
            <text:p>Minimum Score</text:p>
          </table:table-cell>
          <table:covered-table-cell table:style-name="ce74"/>
          <table:covered-table-cell table:style-name="ce79"/>
          <table:table-cell table:style-name="ce23" table:formula="of:=IFERROR(MIN([.D11:.D35]);0)" office:value-type="percentage" office:value="0.158333333333333" calcext:value-type="percentage">
            <text:p>16%</text:p>
          </table:table-cell>
          <table:table-cell table:style-name="ce27" table:formula="of:=IFERROR(MIN([.E11:.E35]);0)" office:value-type="percentage" office:value="0.075" calcext:value-type="percentage">
            <text:p>8%</text:p>
          </table:table-cell>
          <table:table-cell table:style-name="ce27" table:formula="of:=IFERROR(MIN([.F11:.F35]);0)" office:value-type="percentage" office:value="0.241666666666667" calcext:value-type="percentage">
            <text:p>24%</text:p>
          </table:table-cell>
          <table:table-cell table:style-name="ce34" table:formula="of:=IFERROR(MIN([.G11:.G35]);&quot;&quot;)" office:value-type="percentage" office:value="0" calcext:value-type="percentage">
            <text:p>0%</text:p>
          </table:table-cell>
          <table:table-cell table:style-name="ce34" table:formula="of:=IFERROR(MIN([.H11:.H35]);&quot;&quot;)" office:value-type="percentage" office:value="0" calcext:value-type="percentage">
            <text:p>0%</text:p>
          </table:table-cell>
          <table:table-cell table:style-name="ce34" table:formula="of:=IFERROR(MIN([.I11:.I35]);&quot;&quot;)" office:value-type="percentage" office:value="0.3" calcext:value-type="percentage">
            <text:p>30%</text:p>
          </table:table-cell>
          <table:table-cell table:style-name="ce34" table:formula="of:=IFERROR(MIN([.J11:.J35]);&quot;&quot;)" office:value-type="percentage" office:value="0" calcext:value-type="percentage">
            <text:p>0%</text:p>
          </table:table-cell>
          <table:table-cell table:style-name="ce34" table:formula="of:=IFERROR(MIN([.K11:.K35]);&quot;&quot;)" office:value-type="percentage" office:value="0" calcext:value-type="percentage">
            <text:p>0%</text:p>
          </table:table-cell>
          <table:table-cell table:style-name="ce34" table:formula="of:=IFERROR(MIN([.L11:.L35]);&quot;&quot;)" office:value-type="percentage" office:value="0" calcext:value-type="percentage">
            <text:p>0%</text:p>
          </table:table-cell>
          <table:table-cell table:style-name="ce34" table:formula="of:=IFERROR(MIN([.M11:.M35]);&quot;&quot;)" office:value-type="percentage" office:value="0" calcext:value-type="percentage">
            <text:p>0%</text:p>
          </table:table-cell>
          <table:table-cell table:style-name="ce34" table:formula="of:=IFERROR(MIN([.N11:.N35]);&quot;&quot;)" office:value-type="percentage" office:value="0" calcext:value-type="percentage">
            <text:p>0%</text:p>
          </table:table-cell>
          <table:table-cell table:style-name="ce34" table:formula="of:=IFERROR(MIN([.O11:.O35]);&quot;&quot;)" office:value-type="percentage" office:value="0" calcext:value-type="percentage">
            <text:p>0%</text:p>
          </table:table-cell>
          <table:table-cell table:style-name="ce34" table:formula="of:=IFERROR(MIN([.P11:.P35]);&quot;&quot;)" office:value-type="percentage" office:value="0" calcext:value-type="percentage">
            <text:p>0%</text:p>
          </table:table-cell>
          <table:table-cell table:style-name="ce34" table:formula="of:=IFERROR(MIN([.Q11:.Q35]);&quot;&quot;)" office:value-type="percentage" office:value="0" calcext:value-type="percentage">
            <text:p>0%</text:p>
          </table:table-cell>
          <table:table-cell table:style-name="ce34" table:formula="of:=IFERROR(MIN([.R11:.R35]);&quot;&quot;)" office:value-type="percentage" office:value="0.5" calcext:value-type="percentage">
            <text:p>50%</text:p>
          </table:table-cell>
          <table:table-cell table:style-name="ce34" table:formula="of:=IFERROR(MIN([.S11:.S35]);&quot;&quot;)" office:value-type="percentage" office:value="0" calcext:value-type="percentage">
            <text:p>0%</text:p>
          </table:table-cell>
          <table:table-cell table:style-name="ce34" table:formula="of:=IFERROR(MIN([.T11:.T35]);&quot;&quot;)" office:value-type="percentage" office:value="0" calcext:value-type="percentage">
            <text:p>0%</text:p>
          </table:table-cell>
          <table:table-cell table:style-name="ce34" table:formula="of:=IFERROR(MIN([.U11:.U35]);&quot;&quot;)" office:value-type="percentage" office:value="0" calcext:value-type="percentage">
            <text:p>0%</text:p>
          </table:table-cell>
          <table:table-cell table:number-columns-repeated="43"/>
        </table:table-row>
        <table:table-row table:style-name="ro5">
          <table:table-cell table:style-name="ce69" office:value-type="string" calcext:value-type="string" table:number-columns-spanned="3" table:number-rows-spanned="1">
            <text:p>Maximum Score</text:p>
          </table:table-cell>
          <table:covered-table-cell table:style-name="ce74"/>
          <table:covered-table-cell table:style-name="ce79"/>
          <table:table-cell table:style-name="ce23" table:formula="of:=IFERROR(MAX([.D11:.D35]);0)" office:value-type="percentage" office:value="0.981132217563139" calcext:value-type="percentage">
            <text:p>98%</text:p>
          </table:table-cell>
          <table:table-cell table:style-name="ce27" table:formula="of:=IFERROR(MAX([.E11:.E35]);0)" office:value-type="percentage" office:value="0.983333333333333" calcext:value-type="percentage">
            <text:p>98%</text:p>
          </table:table-cell>
          <table:table-cell table:style-name="ce27" table:formula="of:=IFERROR(MAX([.F11:.F35]);0)" office:value-type="percentage" office:value="0.991084682860999" calcext:value-type="percentage">
            <text:p>99%</text:p>
          </table:table-cell>
          <table:table-cell table:style-name="ce34" table:formula="of:=IFERROR(MAX([.G11:.G35]);&quot;&quot;)" office:value-type="percentage" office:value="1" calcext:value-type="percentage">
            <text:p>100%</text:p>
          </table:table-cell>
          <table:table-cell table:style-name="ce34" table:formula="of:=IFERROR(MAX([.H11:.H35]);&quot;&quot;)" office:value-type="percentage" office:value="0.991666666666667" calcext:value-type="percentage">
            <text:p>99%</text:p>
          </table:table-cell>
          <table:table-cell table:style-name="ce34" table:formula="of:=IFERROR(MAX([.I11:.I35]);&quot;&quot;)" office:value-type="percentage" office:value="1" calcext:value-type="percentage">
            <text:p>100%</text:p>
          </table:table-cell>
          <table:table-cell table:style-name="ce34" table:formula="of:=IFERROR(MAX([.J11:.J35]);&quot;&quot;)" office:value-type="percentage" office:value="1" calcext:value-type="percentage">
            <text:p>100%</text:p>
          </table:table-cell>
          <table:table-cell table:style-name="ce34" table:formula="of:=IFERROR(MAX([.K11:.K35]);&quot;&quot;)" office:value-type="percentage" office:value="1" calcext:value-type="percentage">
            <text:p>100%</text:p>
          </table:table-cell>
          <table:table-cell table:style-name="ce34" table:formula="of:=IFERROR(MAX([.L11:.L35]);&quot;&quot;)" office:value-type="percentage" office:value="1" calcext:value-type="percentage">
            <text:p>100%</text:p>
          </table:table-cell>
          <table:table-cell table:style-name="ce34" table:formula="of:=IFERROR(MAX([.M11:.M35]);&quot;&quot;)" office:value-type="percentage" office:value="1" calcext:value-type="percentage">
            <text:p>100%</text:p>
          </table:table-cell>
          <table:table-cell table:style-name="ce34" table:formula="of:=IFERROR(MAX([.N11:.N35]);&quot;&quot;)" office:value-type="percentage" office:value="0.984210526315789" calcext:value-type="percentage">
            <text:p>98%</text:p>
          </table:table-cell>
          <table:table-cell table:style-name="ce34" table:formula="of:=IFERROR(MAX([.O11:.O35]);&quot;&quot;)" office:value-type="percentage" office:value="1" calcext:value-type="percentage">
            <text:p>100%</text:p>
          </table:table-cell>
          <table:table-cell table:style-name="ce34" table:formula="of:=IFERROR(MAX([.P11:.P35]);&quot;&quot;)" office:value-type="percentage" office:value="0.962962962962963" calcext:value-type="percentage">
            <text:p>96%</text:p>
          </table:table-cell>
          <table:table-cell table:style-name="ce34" table:formula="of:=IFERROR(MAX([.Q11:.Q35]);&quot;&quot;)" office:value-type="percentage" office:value="1" calcext:value-type="percentage">
            <text:p>100%</text:p>
          </table:table-cell>
          <table:table-cell table:style-name="ce34" table:formula="of:=IFERROR(MAX([.R11:.R35]);&quot;&quot;)" office:value-type="percentage" office:value="1" calcext:value-type="percentage">
            <text:p>100%</text:p>
          </table:table-cell>
          <table:table-cell table:style-name="ce34" table:formula="of:=IFERROR(MAX([.S11:.S35]);&quot;&quot;)" office:value-type="percentage" office:value="0" calcext:value-type="percentage">
            <text:p>0%</text:p>
          </table:table-cell>
          <table:table-cell table:style-name="ce34" table:formula="of:=IFERROR(MAX([.T11:.T35]);&quot;&quot;)" office:value-type="percentage" office:value="1" calcext:value-type="percentage">
            <text:p>100%</text:p>
          </table:table-cell>
          <table:table-cell table:style-name="ce34" table:formula="of:=IFERROR(MAX([.U11:.U35]);&quot;&quot;)" office:value-type="percentage" office:value="1" calcext:value-type="percentage">
            <text:p>100%</text:p>
          </table:table-cell>
          <table:table-cell table:number-columns-repeated="43"/>
        </table:table-row>
        <table:table-row table:style-name="ro5" table:number-rows-repeated="5">
          <table:table-cell table:style-name="Default" table:number-columns-repeated="21"/>
          <table:table-cell table:number-columns-repeated="43"/>
        </table:table-row>
        <table:table-row table:style-name="ro5">
          <table:table-cell table:style-name="ce70" office:value-type="string" calcext:value-type="string">
            <text:p>DROPPED</text:p>
          </table:table-cell>
          <table:table-cell table:style-name="ce70" table:number-columns-repeated="13"/>
          <table:table-cell table:style-name="Default" table:number-columns-repeated="7"/>
          <table:table-cell table:number-columns-repeated="43"/>
        </table:table-row>
        <table:table-row table:style-name="ro5">
          <table:table-cell table:style-name="ce71" table:number-columns-repeated="14"/>
          <table:table-cell table:style-name="Default" table:number-columns-repeated="7"/>
          <table:table-cell table:number-columns-repeated="43"/>
        </table:table-row>
        <table:table-row table:style-name="ro5" table:number-rows-repeated="3">
          <table:table-cell table:style-name="Default" table:number-columns-repeated="21"/>
          <table:table-cell table:number-columns-repeated="43"/>
        </table:table-row>
        <table:table-row table:style-name="ro5">
          <table:table-cell table:style-name="ce62" office:value-type="string" calcext:value-type="string">
            <text:p>* Course average = 50.0% Homework average + 50.0% Reading average. You can set the course average weight in OpenStax Tutor.</text:p>
          </table:table-cell>
          <table:table-cell table:style-name="Default" table:number-columns-repeated="20"/>
          <table:table-cell table:number-columns-repeated="43"/>
        </table:table-row>
      </table:table>
      <table:table table:name="1st - #" table:style-name="ta2">
        <table:table-column table:style-name="co1" table:default-cell-style-name="ce67"/>
        <table:table-column table:style-name="co1" table:default-cell-style-name="ce63"/>
        <table:table-column table:style-name="co2" table:default-cell-style-name="ce77"/>
        <table:table-column table:style-name="co4" table:number-columns-repeated="8" table:default-cell-style-name="ce95"/>
        <table:table-column table:style-name="co4" table:number-columns-repeated="8" table:default-cell-style-name="Default"/>
        <table:table-column table:style-name="co7" table:number-columns-repeated="45" table:default-cell-style-name="Default"/>
        <table:table-row table:style-name="ro1">
          <table:table-cell table:style-name="ce60" office:value-type="string" calcext:value-type="string">
            <text:p>Tutor Student Scores</text:p>
          </table:table-cell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61" office:value-type="string" calcext:value-type="string">
            <text:p>PHYS135B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2" office:value-type="string" calcext:value-type="string">
            <text:p>Exported 03/14/2022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3"/>
          <table:table-cell table:style-name="Default" table:number-columns-repeated="10"/>
          <table:table-cell table:number-columns-repeated="53"/>
        </table:table-row>
        <table:table-row table:style-name="ro2">
          <table:table-cell table:style-name="ce61" office:value-type="string" calcext:value-type="string">
            <text:p>1st</text:p>
          </table:table-cell>
          <table:table-cell table:style-name="Default" table:number-columns-repeated="10"/>
          <table:table-cell table:number-columns-repeated="53"/>
        </table:table-row>
        <table:table-row table:style-name="ro3">
          <table:table-cell table:style-name="ce63"/>
          <table:table-cell table:style-name="Default" table:number-columns-repeated="10"/>
          <table:table-cell table:number-columns-repeated="53"/>
        </table:table-row>
        <table:table-row table:style-name="ro4">
          <table:table-cell table:style-name="ce63"/>
          <table:table-cell/>
          <table:table-cell table:style-name="ce63"/>
          <table:table-cell table:style-name="ce89" office:value-type="string" calcext:value-type="string">
            <text:p>Homework 4</text:p>
          </table:table-cell>
          <table:table-cell table:style-name="ce89" office:value-type="string" calcext:value-type="string">
            <text:p>Reading 4</text:p>
          </table:table-cell>
          <table:table-cell table:style-name="ce89" office:value-type="string" calcext:value-type="string">
            <text:p>Homework 3</text:p>
          </table:table-cell>
          <table:table-cell table:style-name="ce89" office:value-type="string" calcext:value-type="string">
            <text:p>Reading 3</text:p>
          </table:table-cell>
          <table:table-cell table:style-name="ce89" office:value-type="string" calcext:value-type="string">
            <text:p>Homework 2</text:p>
          </table:table-cell>
          <table:table-cell table:style-name="ce89" office:value-type="string" calcext:value-type="string">
            <text:p>Reading 2</text:p>
          </table:table-cell>
          <table:table-cell table:style-name="ce89" office:value-type="string" calcext:value-type="string">
            <text:p>Homework 1</text:p>
          </table:table-cell>
          <table:table-cell table:style-name="ce89" office:value-type="string" calcext:value-type="string">
            <text:p>Reading 1</text:p>
          </table:table-cell>
          <table:table-cell table:number-columns-repeated="53"/>
        </table:table-row>
        <table:table-row table:style-name="ro5">
          <table:table-cell table:style-name="ce63"/>
          <table:table-cell/>
          <table:table-cell table:style-name="ce63"/>
          <table:table-cell table:style-name="ce90" office:value-type="string" calcext:value-type="string">
            <text:p>Due 3/12/2022</text:p>
          </table:table-cell>
          <table:table-cell table:style-name="ce90" office:value-type="string" calcext:value-type="string">
            <text:p>Due 3/5/2022</text:p>
          </table:table-cell>
          <table:table-cell table:number-columns-repeated="2" table:style-name="ce90" office:value-type="string" calcext:value-type="string">
            <text:p>Due 2/26/2022</text:p>
          </table:table-cell>
          <table:table-cell table:style-name="ce90" office:value-type="string" calcext:value-type="string">
            <text:p>Due 2/19/2022</text:p>
          </table:table-cell>
          <table:table-cell table:style-name="ce90" office:value-type="string" calcext:value-type="string">
            <text:p>Due 2/15/2022</text:p>
          </table:table-cell>
          <table:table-cell table:style-name="ce90" office:value-type="string" calcext:value-type="string">
            <text:p>Due 2/12/2022</text:p>
          </table:table-cell>
          <table:table-cell table:style-name="ce90" office:value-type="string" calcext:value-type="string">
            <text:p>Due 2/5/2022</text:p>
          </table:table-cell>
          <table:table-cell table:number-columns-repeated="53"/>
        </table:table-row>
        <table:table-row table:style-name="ro5">
          <table:table-cell table:style-name="ce64"/>
          <table:table-cell table:style-name="ce71"/>
          <table:table-cell table:style-name="ce75"/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style-name="ce41" office:value-type="string" calcext:value-type="string" table:number-columns-spanned="1" table:number-rows-spanned="2">
            <text:p>Score</text:p>
          </table:table-cell>
          <table:table-cell table:number-columns-repeated="53"/>
        </table:table-row>
        <table:table-row table:style-name="ro5">
          <table:table-cell table:style-name="ce66" office:value-type="string" calcext:value-type="string">
            <text:p>First Name</text:p>
          </table:table-cell>
          <table:table-cell table:style-name="ce72" office:value-type="string" calcext:value-type="string">
            <text:p>Last Name</text:p>
          </table:table-cell>
          <table:table-cell table:style-name="ce76" office:value-type="string" calcext:value-type="string">
            <text:p>Student ID</text:p>
          </table:table-cell>
          <table:covered-table-cell table:number-columns-repeated="8" table:style-name="ce41"/>
          <table:table-cell table:style-name="ce63" table:number-columns-repeated="8"/>
          <table:table-cell table:number-columns-repeated="45"/>
        </table:table-row>
        <table:table-row table:style-name="ro5">
          <table:table-cell office:value-type="string" calcext:value-type="string">
            <text:p>Jasmine</text:p>
          </table:table-cell>
          <table:table-cell office:value-type="string" calcext:value-type="string">
            <text:p>Arada</text:p>
          </table:table-cell>
          <table:table-cell office:value-type="float" office:value="20630003" calcext:value-type="float">
            <text:p>2063000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ego</text:p>
          </table:table-cell>
          <table:table-cell office:value-type="string" calcext:value-type="string">
            <text:p>Balderas</text:p>
          </table:table-cell>
          <table:table-cell office:value-type="float" office:value="20630033" calcext:value-type="float">
            <text:p>20630033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9.6; 2)" office:value-type="float" office:value="9.6" calcext:value-type="float">
            <text:p>9.6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ilyn</text:p>
          </table:table-cell>
          <table:table-cell office:value-type="string" calcext:value-type="string">
            <text:p>Calleros</text:p>
          </table:table-cell>
          <table:table-cell office:value-type="float" office:value="20631617" calcext:value-type="float">
            <text:p>2063161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0.79; 2)" office:value-type="float" office:value="20.79" calcext:value-type="float">
            <text:p>20.79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8.8; 2)" office:value-type="float" office:value="8.8" calcext:value-type="float">
            <text:p>8.8</text:p>
          </table:table-cell>
          <table:table-cell table:formula="of:=ROUND(25.5; 2)" office:value-type="float" office:value="25.5" calcext:value-type="float">
            <text:p>25.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Katelyn</text:p>
          </table:table-cell>
          <table:table-cell office:value-type="string" calcext:value-type="string">
            <text:p>Calvetti</text:p>
          </table:table-cell>
          <table:table-cell office:value-type="float" office:value="20630133" calcext:value-type="float">
            <text:p>20630133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8; 2)" office:value-type="float" office:value="27.8" calcext:value-type="float">
            <text:p>27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4; 2)" office:value-type="float" office:value="24.4" calcext:value-type="float">
            <text:p>24.4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6; 2)" office:value-type="float" office:value="18.6" calcext:value-type="float">
            <text:p>18.6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Ishaan</text:p>
          </table:table-cell>
          <table:table-cell office:value-type="string" calcext:value-type="string">
            <text:p>Chetty</text:p>
          </table:table-cell>
          <table:table-cell office:value-type="float" office:value="20630175" calcext:value-type="float">
            <text:p>20630175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; 2)" office:value-type="float" office:value="23" calcext:value-type="float">
            <text:p>23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Lexy</text:p>
          </table:table-cell>
          <table:table-cell office:value-type="string" calcext:value-type="string">
            <text:p>Clark</text:p>
          </table:table-cell>
          <table:table-cell office:value-type="float" office:value="20630185" calcext:value-type="float">
            <text:p>2063018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1.4; 2)" office:value-type="float" office:value="21.4" calcext:value-type="float">
            <text:p>21.4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7.1; 2)" office:value-type="float" office:value="27.1" calcext:value-type="float">
            <text:p>27.1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5; 2)" office:value-type="float" office:value="5" calcext:value-type="float">
            <text:p>5</text:p>
          </table:table-cell>
          <table:table-cell table:formula="of:=ROUND(18.1; 2)" office:value-type="float" office:value="18.1" calcext:value-type="float">
            <text:p>18.1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drian</text:p>
          </table:table-cell>
          <table:table-cell office:value-type="string" calcext:value-type="string">
            <text:p>Cortez</text:p>
          </table:table-cell>
          <table:table-cell/>
          <table:table-cell table:formula="of:=ROUND(14; 2)" office:value-type="float" office:value="14" calcext:value-type="float">
            <text:p>14</text:p>
          </table:table-cell>
          <table:table-cell table:formula="of:=ROUND(21.42; 2)" office:value-type="float" office:value="21.42" calcext:value-type="float">
            <text:p>21.42</text:p>
          </table:table-cell>
          <table:table-cell table:formula="of:=ROUND(8.9; 2)" office:value-type="float" office:value="8.9" calcext:value-type="float">
            <text:p>8.9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0.9; 2)" office:value-type="float" office:value="10.9" calcext:value-type="float">
            <text:p>10.9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inenson</text:p>
          </table:table-cell>
          <table:table-cell office:value-type="string" calcext:value-type="string">
            <text:p>Cortez-Cruz</text:p>
          </table:table-cell>
          <table:table-cell office:value-type="float" office:value="20619754" calcext:value-type="float">
            <text:p>20619754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8; 2)" office:value-type="float" office:value="28" calcext:value-type="float">
            <text:p>2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7; 2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uan</text:p>
          </table:table-cell>
          <table:table-cell office:value-type="string" calcext:value-type="string">
            <text:p>Estrada</text:p>
          </table:table-cell>
          <table:table-cell office:value-type="float" office:value="20644122" calcext:value-type="float">
            <text:p>20644122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1; 2)" office:value-type="float" office:value="24.81" calcext:value-type="float">
            <text:p>24.81</text:p>
          </table:table-cell>
          <table:table-cell table:formula="of:=ROUND(1; 2)" office:value-type="float" office:value="1" calcext:value-type="float">
            <text:p>1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teo</text:p>
          </table:table-cell>
          <table:table-cell office:value-type="string" calcext:value-type="string">
            <text:p>Gomez</text:p>
          </table:table-cell>
          <table:table-cell office:value-type="float" office:value="20645245" calcext:value-type="float">
            <text:p>20645245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4; 2)" office:value-type="float" office:value="4" calcext:value-type="float">
            <text:p>4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ison</text:p>
          </table:table-cell>
          <table:table-cell office:value-type="string" calcext:value-type="string">
            <text:p>Gonzalez</text:p>
          </table:table-cell>
          <table:table-cell office:value-type="float" office:value="20629208" calcext:value-type="float">
            <text:p>2062920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ohn</text:p>
          </table:table-cell>
          <table:table-cell office:value-type="string" calcext:value-type="string">
            <text:p>Guerra</text:p>
          </table:table-cell>
          <table:table-cell office:value-type="float" office:value="20634639" calcext:value-type="float">
            <text:p>20634639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3.5; 2)" office:value-type="float" office:value="23.5" calcext:value-type="float">
            <text:p>23.5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2; 2)" office:value-type="float" office:value="27.2" calcext:value-type="float">
            <text:p>27.2</text:p>
          </table:table-cell>
          <table:table-cell table:formula="of:=ROUND(13.5; 2)" office:value-type="float" office:value="13.5" calcext:value-type="float">
            <text:p>13.5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deline</text:p>
          </table:table-cell>
          <table:table-cell office:value-type="string" calcext:value-type="string">
            <text:p>Ho</text:p>
          </table:table-cell>
          <table:table-cell office:value-type="float" office:value="20629078" calcext:value-type="float">
            <text:p>20629078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3; 2)" office:value-type="float" office:value="23.3" calcext:value-type="float">
            <text:p>23.3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Marleni</text:p>
          </table:table-cell>
          <table:table-cell office:value-type="string" calcext:value-type="string">
            <text:p>Leon</text:p>
          </table:table-cell>
          <table:table-cell/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6; 2)" office:value-type="float" office:value="6" calcext:value-type="float">
            <text:p>6</text:p>
          </table:table-cell>
          <table:table-cell table:formula="of:=ROUND(27.5; 2)" office:value-type="float" office:value="27.5" calcext:value-type="float">
            <text:p>27.5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7; 2)" office:value-type="float" office:value="25.7" calcext:value-type="float">
            <text:p>25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shley</text:p>
          </table:table-cell>
          <table:table-cell office:value-type="string" calcext:value-type="string">
            <text:p>Lewis</text:p>
          </table:table-cell>
          <table:table-cell office:value-type="float" office:value="20634369" calcext:value-type="float">
            <text:p>20634369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6; 2)" office:value-type="float" office:value="27.6" calcext:value-type="float">
            <text:p>27.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Yami</text:p>
          </table:table-cell>
          <table:table-cell office:value-type="string" calcext:value-type="string">
            <text:p>Paredes</text:p>
          </table:table-cell>
          <table:table-cell office:value-type="float" office:value="20630756" calcext:value-type="float">
            <text:p>2063075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7; 2)" office:value-type="float" office:value="23.7" calcext:value-type="float">
            <text:p>23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7; 2)" office:value-type="float" office:value="27.7" calcext:value-type="float">
            <text:p>27.7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6; 2)" office:value-type="float" office:value="26" calcext:value-type="float">
            <text:p>2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Brianna</text:p>
          </table:table-cell>
          <table:table-cell office:value-type="string" calcext:value-type="string">
            <text:p>Pena</text:p>
          </table:table-cell>
          <table:table-cell office:value-type="float" office:value="20629484" calcext:value-type="float">
            <text:p>20629484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7; 2)" office:value-type="float" office:value="7" calcext:value-type="float">
            <text:p>7</text:p>
          </table:table-cell>
          <table:table-cell table:formula="of:=ROUND(26.9; 2)" office:value-type="float" office:value="26.9" calcext:value-type="float">
            <text:p>26.9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4; 2)" office:value-type="float" office:value="25.4" calcext:value-type="float">
            <text:p>25.4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3; 2)" office:value-type="float" office:value="18.3" calcext:value-type="float">
            <text:p>18.3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udy</text:p>
          </table:table-cell>
          <table:table-cell office:value-type="string" calcext:value-type="string">
            <text:p>Reyes</text:p>
          </table:table-cell>
          <table:table-cell office:value-type="float" office:value="20642905" calcext:value-type="float">
            <text:p>20642905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3; 2)" office:value-type="float" office:value="3" calcext:value-type="float">
            <text:p>3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formula="of:=ROUND(0; 2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Jacqueline</text:p>
          </table:table-cell>
          <table:table-cell office:value-type="string" calcext:value-type="string">
            <text:p>Romero</text:p>
          </table:table-cell>
          <table:table-cell office:value-type="float" office:value="20631440" calcext:value-type="float">
            <text:p>20631440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2; 2)" office:value-type="float" office:value="25.2" calcext:value-type="float">
            <text:p>25.2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; 2)" office:value-type="float" office:value="18" calcext:value-type="float">
            <text:p>18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float" office:value="20629579" calcext:value-type="float">
            <text:p>20629579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.4; 2)" office:value-type="float" office:value="27.4" calcext:value-type="float">
            <text:p>27.4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Dominic</text:p>
          </table:table-cell>
          <table:table-cell office:value-type="string" calcext:value-type="string">
            <text:p>S</text:p>
          </table:table-cell>
          <table:table-cell office:value-type="float" office:value="20629596" calcext:value-type="float">
            <text:p>20629596</text:p>
          </table:table-cell>
          <table:table-cell table:formula="of:=ROUND(14; 2)" office:value-type="float" office:value="14" calcext:value-type="float">
            <text:p>14</text:p>
          </table:table-cell>
          <table:table-cell table:formula="of:=ROUND(23.2; 2)" office:value-type="float" office:value="23.2" calcext:value-type="float">
            <text:p>23.2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6.8; 2)" office:value-type="float" office:value="26.8" calcext:value-type="float">
            <text:p>26.8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4.8; 2)" office:value-type="float" office:value="24.8" calcext:value-type="float">
            <text:p>24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2; 2)" office:value-type="float" office:value="18.2" calcext:value-type="float">
            <text:p>18.2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Shayla</text:p>
          </table:table-cell>
          <table:table-cell office:value-type="string" calcext:value-type="string">
            <text:p>Sakkakhanaune</text:p>
          </table:table-cell>
          <table:table-cell office:value-type="float" office:value="20653400" calcext:value-type="float">
            <text:p>20653400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3.1; 2)" office:value-type="float" office:value="23.1" calcext:value-type="float">
            <text:p>23.1</text:p>
          </table:table-cell>
          <table:table-cell table:formula="of:=ROUND(8; 2)" office:value-type="float" office:value="8" calcext:value-type="float">
            <text:p>8</text:p>
          </table:table-cell>
          <table:table-cell table:formula="of:=ROUND(26.7; 2)" office:value-type="float" office:value="26.7" calcext:value-type="float">
            <text:p>26.7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1; 2)" office:value-type="float" office:value="25.1" calcext:value-type="float">
            <text:p>25.1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Heaven</text:p>
          </table:table-cell>
          <table:table-cell office:value-type="string" calcext:value-type="string">
            <text:p>Taylor</text:p>
          </table:table-cell>
          <table:table-cell office:value-type="float" office:value="20620516" calcext:value-type="float">
            <text:p>20620516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27.3; 2)" office:value-type="float" office:value="27.3" calcext:value-type="float">
            <text:p>27.3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5.3; 2)" office:value-type="float" office:value="25.3" calcext:value-type="float">
            <text:p>25.3</text:p>
          </table:table-cell>
          <table:table-cell table:formula="of:=ROUND(11; 2)" office:value-type="float" office:value="11" calcext:value-type="float">
            <text:p>11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Rachny</text:p>
          </table:table-cell>
          <table:table-cell office:value-type="string" calcext:value-type="string">
            <text:p>Toem</text:p>
          </table:table-cell>
          <table:table-cell office:value-type="float" office:value="20618071" calcext:value-type="float">
            <text:p>20618071</text:p>
          </table:table-cell>
          <table:table-cell table:formula="of:=ROUND(13; 2)" office:value-type="float" office:value="13" calcext:value-type="float">
            <text:p>13</text:p>
          </table:table-cell>
          <table:table-cell table:formula="of:=ROUND(23.6; 2)" office:value-type="float" office:value="23.6" calcext:value-type="float">
            <text:p>23.6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5.6; 2)" office:value-type="float" office:value="25.6" calcext:value-type="float">
            <text:p>25.6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9; 2)" office:value-type="float" office:value="25.9" calcext:value-type="float">
            <text:p>25.9</text:p>
          </table:table-cell>
          <table:table-cell table:formula="of:=ROUND(9; 2)" office:value-type="float" office:value="9" calcext:value-type="float">
            <text:p>9</text:p>
          </table:table-cell>
          <table:table-cell table:formula="of:=ROUND(18.4; 2)" office:value-type="float" office:value="18.4" calcext:value-type="float">
            <text:p>18.4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Ariel</text:p>
          </table:table-cell>
          <table:table-cell office:value-type="string" calcext:value-type="string">
            <text:p>Velazquez</text:p>
          </table:table-cell>
          <table:table-cell office:value-type="float" office:value="20629762" calcext:value-type="float">
            <text:p>20629762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3.8; 2)" office:value-type="float" office:value="23.8" calcext:value-type="float">
            <text:p>23.8</text:p>
          </table:table-cell>
          <table:table-cell table:formula="of:=ROUND(10; 2)" office:value-type="float" office:value="10" calcext:value-type="float">
            <text:p>10</text:p>
          </table:table-cell>
          <table:table-cell table:formula="of:=ROUND(27; 2)" office:value-type="float" office:value="27" calcext:value-type="float">
            <text:p>27</text:p>
          </table:table-cell>
          <table:table-cell table:formula="of:=ROUND(15; 2)" office:value-type="float" office:value="15" calcext:value-type="float">
            <text:p>15</text:p>
          </table:table-cell>
          <table:table-cell table:formula="of:=ROUND(25.8; 2)" office:value-type="float" office:value="25.8" calcext:value-type="float">
            <text:p>25.8</text:p>
          </table:table-cell>
          <table:table-cell table:formula="of:=ROUND(12; 2)" office:value-type="float" office:value="12" calcext:value-type="float">
            <text:p>12</text:p>
          </table:table-cell>
          <table:table-cell table:formula="of:=ROUND(18.5; 2)" office:value-type="float" office:value="18.5" calcext:value-type="float">
            <text:p>18.5</text:p>
          </table:table-cell>
          <table:table-cell table:number-columns-repeated="53"/>
        </table:table-row>
        <table:table-row table:style-name="ro5">
          <table:table-cell table:style-name="ce68" office:value-type="string" calcext:value-type="string" table:number-columns-spanned="3" table:number-rows-spanned="1">
            <text:p>Class Average</text:p>
          </table:table-cell>
          <table:covered-table-cell table:style-name="ce73"/>
          <table:covered-table-cell table:style-name="ce78"/>
          <table:table-cell table:style-name="ce96" table:formula="of:=IFERROR(AVERAGE([.D11:.D35]);&quot;&quot;)" office:value-type="float" office:value="11.44" calcext:value-type="float">
            <text:p>11.44</text:p>
          </table:table-cell>
          <table:table-cell table:style-name="ce96" table:formula="of:=IFERROR(AVERAGE([.E11:.E35]);&quot;&quot;)" office:value-type="float" office:value="22.2604" calcext:value-type="float">
            <text:p>22.26</text:p>
          </table:table-cell>
          <table:table-cell table:style-name="ce96" table:formula="of:=IFERROR(AVERAGE([.F11:.F35]);&quot;&quot;)" office:value-type="float" office:value="8.436" calcext:value-type="float">
            <text:p>8.44</text:p>
          </table:table-cell>
          <table:table-cell table:style-name="ce96" table:formula="of:=IFERROR(AVERAGE([.G11:.G35]);&quot;&quot;)" office:value-type="float" office:value="26.056" calcext:value-type="float">
            <text:p>26.06</text:p>
          </table:table-cell>
          <table:table-cell table:style-name="ce96" table:formula="of:=IFERROR(AVERAGE([.H11:.H35]);&quot;&quot;)" office:value-type="float" office:value="11.932" calcext:value-type="float">
            <text:p>11.93</text:p>
          </table:table-cell>
          <table:table-cell table:style-name="ce96" table:formula="of:=IFERROR(AVERAGE([.I11:.I35]);&quot;&quot;)" office:value-type="float" office:value="23.3844" calcext:value-type="float">
            <text:p>23.38</text:p>
          </table:table-cell>
          <table:table-cell table:style-name="ce96" table:formula="of:=IFERROR(AVERAGE([.J11:.J35]);&quot;&quot;)" office:value-type="float" office:value="9.98" calcext:value-type="float">
            <text:p>9.98</text:p>
          </table:table-cell>
          <table:table-cell table:style-name="ce96" table:formula="of:=IFERROR(AVERAGE([.K11:.K35]);&quot;&quot;)" office:value-type="float" office:value="16.156" calcext:value-type="float">
            <text:p>16.16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Minimum Score</text:p>
          </table:table-cell>
          <table:covered-table-cell table:style-name="ce74"/>
          <table:covered-table-cell table:style-name="ce79"/>
          <table:table-cell table:style-name="ce97" table:formula="of:=IFERROR(MIN([.D11:.D35]);&quot;&quot;)" office:value-type="float" office:value="0" calcext:value-type="float">
            <text:p>0</text:p>
          </table:table-cell>
          <table:table-cell table:style-name="ce97" table:formula="of:=IFERROR(MIN([.E11:.E35]);&quot;&quot;)" office:value-type="float" office:value="0" calcext:value-type="float">
            <text:p>0</text:p>
          </table:table-cell>
          <table:table-cell table:style-name="ce97" table:formula="of:=IFERROR(MIN([.F11:.F35]);&quot;&quot;)" office:value-type="float" office:value="3" calcext:value-type="float">
            <text:p>3.0</text:p>
          </table:table-cell>
          <table:table-cell table:style-name="ce97" table:formula="of:=IFERROR(MIN([.G11:.G35]);&quot;&quot;)" office:value-type="float" office:value="0" calcext:value-type="float">
            <text:p>0</text:p>
          </table:table-cell>
          <table:table-cell table:style-name="ce97" table:formula="of:=IFERROR(MIN([.H11:.H35]);&quot;&quot;)" office:value-type="float" office:value="0" calcext:value-type="float">
            <text:p>0</text:p>
          </table:table-cell>
          <table:table-cell table:style-name="ce97" table:formula="of:=IFERROR(MIN([.I11:.I35]);&quot;&quot;)" office:value-type="float" office:value="0" calcext:value-type="float">
            <text:p>0</text:p>
          </table:table-cell>
          <table:table-cell table:style-name="ce97" table:formula="of:=IFERROR(MIN([.J11:.J35]);&quot;&quot;)" office:value-type="float" office:value="0" calcext:value-type="float">
            <text:p>0</text:p>
          </table:table-cell>
          <table:table-cell table:style-name="ce97" table:formula="of:=IFERROR(MIN([.K11:.K35]);&quot;&quot;)" office:value-type="float" office:value="0" calcext:value-type="float">
            <text:p>0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Maximum Score</text:p>
          </table:table-cell>
          <table:covered-table-cell table:style-name="ce74"/>
          <table:covered-table-cell table:style-name="ce79"/>
          <table:table-cell table:style-name="ce97" table:formula="of:=IFERROR(MAX([.D11:.D35]);&quot;&quot;)" office:value-type="float" office:value="15" calcext:value-type="float">
            <text:p>15.0</text:p>
          </table:table-cell>
          <table:table-cell table:style-name="ce97" table:formula="of:=IFERROR(MAX([.E11:.E35]);&quot;&quot;)" office:value-type="float" office:value="23.8" calcext:value-type="float">
            <text:p>23.8</text:p>
          </table:table-cell>
          <table:table-cell table:style-name="ce97" table:formula="of:=IFERROR(MAX([.F11:.F35]);&quot;&quot;)" office:value-type="float" office:value="10" calcext:value-type="float">
            <text:p>10.0</text:p>
          </table:table-cell>
          <table:table-cell table:style-name="ce97" table:formula="of:=IFERROR(MAX([.G11:.G35]);&quot;&quot;)" office:value-type="float" office:value="28" calcext:value-type="float">
            <text:p>28.0</text:p>
          </table:table-cell>
          <table:table-cell table:style-name="ce97" table:formula="of:=IFERROR(MAX([.H11:.H35]);&quot;&quot;)" office:value-type="float" office:value="15" calcext:value-type="float">
            <text:p>15.0</text:p>
          </table:table-cell>
          <table:table-cell table:style-name="ce97" table:formula="of:=IFERROR(MAX([.I11:.I35]);&quot;&quot;)" office:value-type="float" office:value="26" calcext:value-type="float">
            <text:p>26.0</text:p>
          </table:table-cell>
          <table:table-cell table:style-name="ce97" table:formula="of:=IFERROR(MAX([.J11:.J35]);&quot;&quot;)" office:value-type="float" office:value="13" calcext:value-type="float">
            <text:p>13.0</text:p>
          </table:table-cell>
          <table:table-cell table:style-name="ce97" table:formula="of:=IFERROR(MAX([.K11:.K35]);&quot;&quot;)" office:value-type="float" office:value="18.7" calcext:value-type="float">
            <text:p>18.7</text:p>
          </table:table-cell>
          <table:table-cell table:number-columns-repeated="53"/>
        </table:table-row>
        <table:table-row table:style-name="ro5">
          <table:table-cell table:style-name="ce69" office:value-type="string" calcext:value-type="string" table:number-columns-spanned="3" table:number-rows-spanned="1">
            <text:p>Total Possible</text:p>
          </table:table-cell>
          <table:covered-table-cell table:style-name="ce74"/>
          <table:covered-table-cell table:style-name="ce79"/>
          <table:table-cell table:style-name="ce97" office:value-type="float" office:value="15" calcext:value-type="float">
            <text:p>15.0</text:p>
          </table:table-cell>
          <table:table-cell table:style-name="ce97" office:value-type="float" office:value="24" calcext:value-type="float">
            <text:p>24.0</text:p>
          </table:table-cell>
          <table:table-cell table:style-name="ce97" office:value-type="float" office:value="10" calcext:value-type="float">
            <text:p>10.0</text:p>
          </table:table-cell>
          <table:table-cell table:style-name="ce97" office:value-type="float" office:value="28" calcext:value-type="float">
            <text:p>28.0</text:p>
          </table:table-cell>
          <table:table-cell table:style-name="ce97" office:value-type="float" office:value="15" calcext:value-type="float">
            <text:p>15.0</text:p>
          </table:table-cell>
          <table:table-cell table:style-name="ce97" office:value-type="float" office:value="26" calcext:value-type="float">
            <text:p>26.0</text:p>
          </table:table-cell>
          <table:table-cell table:style-name="ce97" office:value-type="float" office:value="13" calcext:value-type="float">
            <text:p>13.0</text:p>
          </table:table-cell>
          <table:table-cell table:style-name="ce97" office:value-type="float" office:value="19" calcext:value-type="float">
            <text:p>19.0</text:p>
          </table:table-cell>
          <table:table-cell table:number-columns-repeated="53"/>
        </table:table-row>
        <table:table-row table:style-name="ro5" table:number-rows-repeated="5">
          <table:table-cell table:style-name="Default" table:number-columns-repeated="11"/>
          <table:table-cell table:number-columns-repeated="53"/>
        </table:table-row>
        <table:table-row table:style-name="ro5">
          <table:table-cell table:style-name="ce70" office:value-type="string" calcext:value-type="string">
            <text:p>DROPPED</text:p>
          </table:table-cell>
          <table:table-cell table:style-name="ce70" table:number-columns-repeated="10"/>
          <table:table-cell table:number-columns-repeated="53"/>
        </table:table-row>
        <table:table-row table:style-name="ro5">
          <table:table-cell table:style-name="ce71" table:number-columns-repeated="11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/</number:text>
      <number:month number:style="long"/>
      <number:text>/</number:text>
      <number:day number:style="long"/>
    </number:date-style>
    <number:date-style style:name="N161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64P0" style:volatile="true">
      <number:number number:decimal-places="2" number:min-decimal-places="1" number:min-integer-digits="1" number:decimal-replacement=""/>
    </number:number-style>
    <number:number-style style:name="N164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64">
      <number:number number:decimal-places="0" number:min-decimal-places="0" number:min-integer-digits="1"/>
      <style:map style:condition="value()&gt;0" style:apply-style-name="N164P0"/>
      <style:map style:condition="value()&lt;0" style:apply-style-name="N164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family="'Helvetica Neue'" style:font-family-generic="roman" fo:font-size="11pt" fo:font-style="normal" fo:text-shadow="none" style:text-underline-style="none" fo:font-weight="normal" style:font-size-asian="11pt" style:font-style-asian="normal" style:font-weight-asian="normal" style:font-name-complex="Helvetica Neue" style:font-family-complex="'Helvetica Neue'" style:font-family-generic-complex="roman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4:25:10.168612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st_20_-_20__23_" style:display-name="PageStyle_1st - #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st_20_-_20__25_" style:display-name="PageStyle_1st - %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xlsx</meta:initial-creator>
    <meta:creation-date>2022-03-14T19:58:07</meta:creation-date>
    <meta:editing-cycles>59</meta:editing-cycles>
    <meta:generator>LibreOffice/7.1.7.2$Linux_X86_64 LibreOffice_project/10$Build-2</meta:generator>
    <dc:date>2022-05-12T14:27:46.795741581</dc:date>
    <meta:editing-duration>PT8H28M33S</meta:editing-duration>
    <meta:document-statistic meta:table-count="2" meta:cell-count="979" meta:object-count="0"/>
  </office:meta>
</office:document-meta>
</file>